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82cm" loext:contextual-spacing="false" style:page-number="auto"/>
      <style:text-properties fo:font-size="12pt" style:text-underline-style="none" fo:font-weight="normal" officeooo:paragraph-rsid="0021c072" style:font-size-asian="12pt" style:font-weight-asian="normal" style:font-size-complex="12pt" style:font-weight-complex="normal"/>
    </style:style>
    <style:style style:name="T1" style:family="text">
      <style:text-properties officeooo:rsid="001fe5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<text:database-display text:table-name="Sheet1" text:table-type="table" text:column-name="order" text:database-name="PokemonList1">&lt;order&gt;</text:database-display>: dexno=<text:database-display text:table-name="Sheet1" text:table-type="table" text:column-name="No." text:database-name="PokemonList1">&lt;No.&gt;</text:database-display>;<text:span text:style-name="T1"> </text:span>name="<text:database-display text:table-name="Sheet1" text:table-type="table" text:column-name="POKÉMON" text:database-name="PokemonList1">&lt;POKÉMON&gt;</text:database-display>"; form="<text:database-display text:table-name="Sheet1" text:table-type="table" text:column-name="FORM" text:database-name="PokemonList1">&lt;FORM&gt;</text:database-display>"; type1="<text:database-display text:table-name="Sheet1" text:table-type="table" text:column-name="Type 1" text:database-name="PokemonList1">&lt;Type 1&gt;</text:database-display>"; type2="<text:database-display text:table-name="Sheet1" text:table-type="table" text:column-name="Type 2" text:database-name="PokemonList1">&lt;Type 2&gt;</text:database-display>"; idno=<text:database-display text:table-name="Sheet1" text:table-type="table" text:column-name="id" text:database-name="PokemonList1">&lt;id&gt;</text:database-display>; brea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0cm" fo:page-height="6.001cm" style:num-format="1" style:print-orientation="landscape" fo:margin-top="2.54cm" fo:margin-bottom="2.54cm" fo:margin-left="0.609cm" fo:margin-right="0.635cm" style:writing-mode="lr-tb" style:layout-grid-color="#c0c0c0" style:layout-grid-lines="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2:45:00</meta:creation-date>
    <meta:initial-creator>Rodrigo G. Maitret</meta:initial-creator>
    <dc:language>es-MX</dc:language>
    <dc:date>2018-12-03T17:37:37.011000000</dc:date>
    <meta:editing-cycles>19</meta:editing-cycles>
    <meta:editing-duration>PT3H52M18S</meta:editing-duration>
    <meta:generator>LibreOffice/6.1.2.1$Windows_X86_64 LibreOffice_project/65905a128db06ba48db947242809d14d3f9a93fe</meta:generator>
    <meta:document-statistic meta:table-count="0" meta:image-count="0" meta:object-count="0" meta:page-count="1" meta:paragraph-count="1" meta:word-count="11" meta:character-count="116" meta:non-whitespace-character-count="1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PokemonList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